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4 Explosive </text:p>
          </table:table-cell>
          <table:table-cell office:value-type="string" calcext:value-type="string">
            <text:p>S 1</text:p>
          </table:table-cell>
        </table:table-row>
        <table:table-row table:style-name="ro1">
          <table:table-cell/>
          <table:table-cell office:value-type="string" calcext:value-type="string">
            <text:p>Organic Peroxide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/>
          <table:table-cell office:value-type="string" calcext:value-type="string">
            <text:p>Dangerous When We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hilation Haz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ectious Substa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pontaneously Combustib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n-Flammable G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lammable Sol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xidizer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/>
          <table:table-cell office:value-type="string" calcext:value-type="string">
            <text:p>Flammable Liqu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adioactive 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rrosive 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30:21.806341433</meta:creation-date>
    <dc:date>2018-04-25T16:52:06.966733194</dc:date>
    <meta:editing-duration>PT11M35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